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Mono" svg:font-family="'WenQuanYi Micro Hei Mono'" style:font-family-generic="modern" style:font-pitch="fixed"/>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Preformatted_20_Text">
      <style:paragraph-properties fo:text-align="justify" style:justify-single-word="false"/>
      <style:text-properties style:font-name="Arial" fo:font-size="11pt" fo:language="en" fo:country="GB" officeooo:rsid="000abdf7" officeooo:paragraph-rsid="000abdf7" style:font-size-asian="11pt" style:font-size-complex="11pt"/>
    </style:style>
    <style:style style:name="P3" style:family="paragraph" style:parent-style-name="Preformatted_20_Text">
      <style:paragraph-properties fo:text-align="justify" style:justify-single-word="false"/>
      <style:text-properties style:font-name="Arial" fo:font-size="11pt" fo:language="en" fo:country="GB" officeooo:rsid="000abdf7" officeooo:paragraph-rsid="000cae2b" style:font-size-asian="11pt" style:font-size-complex="11pt"/>
    </style:style>
    <style:style style:name="P4" style:family="paragraph" style:parent-style-name="Preformatted_20_Text">
      <style:paragraph-properties fo:text-align="center" style:justify-single-word="false"/>
      <style:text-properties style:font-name="Arial" fo:font-size="11pt" fo:language="en" fo:country="GB" officeooo:rsid="000abdf7" officeooo:paragraph-rsid="000abdf7" style:font-size-asian="11pt" style:font-size-complex="11pt"/>
    </style:style>
    <style:style style:name="P5" style:family="paragraph" style:parent-style-name="Preformatted_20_Text">
      <style:paragraph-properties fo:line-height="150%" fo:text-align="justify" style:justify-single-word="false"/>
      <style:text-properties style:font-name="Arial" fo:font-size="11pt" fo:language="en" fo:country="GB" officeooo:rsid="000abdf7" officeooo:paragraph-rsid="0036fab9" style:font-size-asian="11pt" style:font-size-complex="11pt"/>
    </style:style>
    <style:style style:name="P6" style:family="paragraph" style:parent-style-name="Preformatted_20_Text">
      <style:paragraph-properties fo:line-height="150%" fo:text-align="justify" style:justify-single-word="false"/>
      <style:text-properties style:font-name="Arial" fo:font-size="11pt" fo:language="en" fo:country="GB" officeooo:rsid="000abdf7" officeooo:paragraph-rsid="000abdf7" style:font-size-asian="11pt" style:font-size-complex="11pt"/>
    </style:style>
    <style:style style:name="P7" style:family="paragraph" style:parent-style-name="Preformatted_20_Text">
      <style:paragraph-properties fo:line-height="100%" fo:text-align="justify" style:justify-single-word="false"/>
      <style:text-properties style:font-name="Arial" fo:font-size="11pt" fo:language="en" fo:country="GB" officeooo:rsid="000abdf7" officeooo:paragraph-rsid="000abdf7" style:font-size-asian="11pt" style:font-size-complex="11pt"/>
    </style:style>
    <style:style style:name="P8" style:family="paragraph" style:parent-style-name="Preformatted_20_Text">
      <style:paragraph-properties fo:text-align="justify" style:justify-single-word="false"/>
      <style:text-properties style:font-name="Arial" fo:font-size="11pt" fo:language="en" fo:country="GB" officeooo:rsid="00157ce0" officeooo:paragraph-rsid="001c9eba" style:font-size-asian="11pt" style:font-size-complex="11pt"/>
    </style:style>
    <style:style style:name="P9" style:family="paragraph" style:parent-style-name="Preformatted_20_Text">
      <style:paragraph-properties fo:text-align="justify" style:justify-single-word="false"/>
      <style:text-properties style:font-name="Arial" fo:font-size="11pt" fo:language="en" fo:country="GB" fo:font-style="italic" officeooo:rsid="000abdf7" officeooo:paragraph-rsid="000abdf7" style:font-size-asian="11pt" style:font-style-asian="italic" style:font-size-complex="11pt" style:font-style-complex="italic"/>
    </style:style>
    <style:style style:name="P10" style:family="paragraph" style:parent-style-name="Preformatted_20_Text">
      <style:paragraph-properties fo:text-align="justify" style:justify-single-word="false"/>
      <style:text-properties style:font-name="Arial" fo:font-size="11pt" officeooo:rsid="000abdf7" officeooo:paragraph-rsid="000abdf7" style:font-size-asian="11pt" style:font-size-complex="11pt"/>
    </style:style>
    <style:style style:name="P11" style:family="paragraph" style:parent-style-name="Preformatted_20_Text">
      <style:paragraph-properties fo:text-align="justify" style:justify-single-word="false"/>
      <style:text-properties style:font-name="Arial" fo:font-size="11pt" officeooo:rsid="000abdf7" officeooo:paragraph-rsid="00657472" style:font-size-asian="11pt" style:font-size-complex="11pt"/>
    </style:style>
    <style:style style:name="P12" style:family="paragraph" style:parent-style-name="Preformatted_20_Text">
      <style:paragraph-properties fo:text-align="justify" style:justify-single-word="false"/>
      <style:text-properties style:font-name="Arial" fo:font-size="10pt" fo:language="en" fo:country="GB" officeooo:rsid="000abdf7" officeooo:paragraph-rsid="000abdf7" style:font-size-asian="10pt" style:font-size-complex="10pt"/>
    </style:style>
    <style:style style:name="P13" style:family="paragraph" style:parent-style-name="Preformatted_20_Text">
      <style:paragraph-properties fo:text-align="justify" style:justify-single-word="false"/>
      <style:text-properties style:font-name="Arial" fo:font-size="10pt" fo:language="en" fo:country="GB" officeooo:rsid="000abdf7" officeooo:paragraph-rsid="00262138" style:font-size-asian="10pt" style:font-size-complex="10pt"/>
    </style:style>
    <style:style style:name="P14" style:family="paragraph" style:parent-style-name="Preformatted_20_Text">
      <style:paragraph-properties fo:text-align="justify" style:justify-single-word="false"/>
      <style:text-properties style:font-name="Arial" fo:font-size="10pt" fo:language="en" fo:country="GB" officeooo:rsid="000abdf7" officeooo:paragraph-rsid="000cae2b" style:font-size-asian="10pt" style:font-size-complex="10pt"/>
    </style:style>
    <style:style style:name="P15" style:family="paragraph" style:parent-style-name="Preformatted_20_Text">
      <style:paragraph-properties fo:text-align="justify" style:justify-single-word="false"/>
      <style:text-properties style:font-name="Arial" fo:font-size="10pt" fo:language="en" fo:country="GB" officeooo:rsid="000abdf7" officeooo:paragraph-rsid="000e5628" style:font-size-asian="10pt" style:font-size-complex="10pt"/>
    </style:style>
    <style:style style:name="P16" style:family="paragraph" style:parent-style-name="Preformatted_20_Text">
      <style:paragraph-properties fo:text-align="justify" style:justify-single-word="false"/>
      <style:text-properties style:font-name="Arial" fo:font-size="10pt" fo:language="en" fo:country="GB" officeooo:rsid="0024fd38" officeooo:paragraph-rsid="0024fd38" style:font-size-asian="10pt" style:font-size-complex="10pt"/>
    </style:style>
    <style:style style:name="P17" style:family="paragraph" style:parent-style-name="Preformatted_20_Text">
      <style:paragraph-properties fo:text-align="justify" style:justify-single-word="false"/>
      <style:text-properties style:font-name="Arial" fo:font-size="10pt" fo:language="en" fo:country="GB" officeooo:rsid="0023062e" officeooo:paragraph-rsid="0036fab9" style:font-size-asian="10pt" style:font-size-complex="10pt"/>
    </style:style>
    <style:style style:name="P18" style:family="paragraph" style:parent-style-name="Preformatted_20_Text">
      <style:paragraph-properties fo:text-align="justify" style:justify-single-word="false"/>
      <style:text-properties style:font-name="Arial" fo:font-size="10pt" fo:language="en" fo:country="GB" officeooo:rsid="0036fab9" officeooo:paragraph-rsid="0036fab9" style:font-size-asian="10pt" style:font-size-complex="10pt"/>
    </style:style>
    <style:style style:name="P19" style:family="paragraph" style:parent-style-name="Preformatted_20_Text">
      <style:paragraph-properties fo:text-align="justify" style:justify-single-word="false"/>
      <style:text-properties style:font-name="Arial" fo:font-size="10pt" fo:language="en" fo:country="GB" officeooo:rsid="0036fab9" officeooo:paragraph-rsid="004569fc" style:font-size-asian="10pt" style:font-size-complex="10pt"/>
    </style:style>
    <style:style style:name="P20" style:family="paragraph" style:parent-style-name="Preformatted_20_Text">
      <style:paragraph-properties fo:text-align="justify" style:justify-single-word="false"/>
      <style:text-properties style:font-name="Arial" fo:font-size="10pt" fo:language="en" fo:country="GB" officeooo:rsid="0027c9a7" officeooo:paragraph-rsid="0036fab9" style:font-size-asian="10pt" style:font-size-complex="10pt"/>
    </style:style>
    <style:style style:name="P21" style:family="paragraph" style:parent-style-name="Preformatted_20_Text">
      <style:paragraph-properties fo:text-align="justify" style:justify-single-word="false"/>
      <style:text-properties style:font-name="Arial" fo:font-size="10pt" fo:language="en" fo:country="GB" officeooo:rsid="0033b39e" officeooo:paragraph-rsid="0033b39e" style:font-size-asian="10pt" style:font-size-complex="10pt"/>
    </style:style>
    <style:style style:name="P22" style:family="paragraph" style:parent-style-name="Preformatted_20_Text">
      <style:paragraph-properties fo:text-align="justify" style:justify-single-word="false"/>
      <style:text-properties style:font-name="Arial" fo:font-size="10pt" fo:language="en" fo:country="GB" officeooo:rsid="0019ee45" officeooo:paragraph-rsid="0019ee45" style:font-size-asian="10pt" style:font-size-complex="10pt"/>
    </style:style>
    <style:style style:name="P23" style:family="paragraph" style:parent-style-name="Preformatted_20_Text">
      <style:paragraph-properties fo:text-align="justify" style:justify-single-word="false"/>
      <style:text-properties style:font-name="Arial" fo:font-size="10pt" fo:language="en" fo:country="GB" officeooo:rsid="0052b7cf" officeooo:paragraph-rsid="0052b7cf" style:font-size-asian="10pt" style:font-size-complex="10pt"/>
    </style:style>
    <style:style style:name="P24" style:family="paragraph" style:parent-style-name="Preformatted_20_Text">
      <style:paragraph-properties fo:text-align="justify" style:justify-single-word="false"/>
      <style:text-properties style:font-name="Arial" fo:font-size="10pt" fo:language="en" fo:country="GB" fo:font-weight="bold" officeooo:rsid="0036fab9" officeooo:paragraph-rsid="0036fab9" style:font-size-asian="10pt" style:font-weight-asian="bold" style:font-size-complex="10pt" style:font-weight-complex="bold"/>
    </style:style>
    <style:style style:name="P25" style:family="paragraph" style:parent-style-name="Preformatted_20_Text">
      <style:paragraph-properties fo:text-align="justify" style:justify-single-word="false"/>
      <style:text-properties style:font-name="Arial" fo:font-size="10pt" fo:language="en" fo:country="GB" fo:font-weight="bold" officeooo:rsid="00450a82" officeooo:paragraph-rsid="00450a82" style:font-size-asian="10pt" style:font-weight-asian="bold" style:font-size-complex="10pt" style:font-weight-complex="bold"/>
    </style:style>
    <style:style style:name="P26" style:family="paragraph" style:parent-style-name="Preformatted_20_Text">
      <style:paragraph-properties fo:text-align="justify" style:justify-single-word="false"/>
      <style:text-properties style:font-name="Arial" fo:font-size="10pt" fo:language="en" fo:country="GB" fo:font-weight="normal" officeooo:rsid="000abdf7" officeooo:paragraph-rsid="000abdf7" style:font-size-asian="10pt" style:font-weight-asian="normal" style:font-size-complex="10pt" style:font-weight-complex="normal"/>
    </style:style>
    <style:style style:name="P27" style:family="paragraph" style:parent-style-name="Preformatted_20_Text">
      <style:paragraph-properties fo:text-align="justify" style:justify-single-word="false"/>
      <style:text-properties style:font-name="Arial" fo:font-size="10pt" fo:language="en" fo:country="GB" fo:font-weight="normal" officeooo:rsid="0052b7cf" officeooo:paragraph-rsid="0052b7cf" style:font-size-asian="10pt" style:font-weight-asian="normal" style:font-size-complex="10pt" style:font-weight-complex="normal"/>
    </style:style>
    <style:style style:name="P28" style:family="paragraph" style:parent-style-name="Preformatted_20_Text">
      <style:paragraph-properties fo:text-align="justify" style:justify-single-word="false"/>
      <style:text-properties style:font-name="Arial" fo:font-size="10pt" fo:language="en" fo:country="GB" fo:font-weight="normal" officeooo:rsid="0061818f" officeooo:paragraph-rsid="0061818f" style:font-size-asian="10pt" style:font-weight-asian="normal" style:font-size-complex="10pt" style:font-weight-complex="normal"/>
    </style:style>
    <style:style style:name="P29" style:family="paragraph" style:parent-style-name="Preformatted_20_Text">
      <style:paragraph-properties fo:text-align="justify" style:justify-single-word="false"/>
      <style:text-properties style:font-name="Arial" fo:font-size="10pt" fo:language="en" fo:country="GB" style:text-underline-style="none" officeooo:rsid="0019ee45" officeooo:paragraph-rsid="0019ee45" style:font-size-asian="10pt" style:font-size-complex="10pt"/>
    </style:style>
    <style:style style:name="P30" style:family="paragraph" style:parent-style-name="Preformatted_20_Text">
      <style:paragraph-properties fo:text-align="justify" style:justify-single-word="false"/>
      <style:text-properties style:font-name="Arial" fo:font-size="10pt" fo:language="en" fo:country="GB" style:text-underline-style="none" officeooo:rsid="003e63ea" officeooo:paragraph-rsid="003e63ea" style:font-size-asian="10pt" style:font-size-complex="10pt"/>
    </style:style>
    <style:style style:name="P31" style:family="paragraph" style:parent-style-name="Preformatted_20_Text">
      <style:paragraph-properties fo:text-align="justify" style:justify-single-word="false"/>
      <style:text-properties style:font-name="Arial" fo:font-size="10pt" fo:language="en" fo:country="GB" style:text-underline-style="none" officeooo:rsid="004c5a3d" officeooo:paragraph-rsid="004c5a3d" style:font-size-asian="10pt" style:font-size-complex="10pt"/>
    </style:style>
    <style:style style:name="P32" style:family="paragraph" style:parent-style-name="Preformatted_20_Text">
      <style:paragraph-properties fo:text-align="justify" style:justify-single-word="false"/>
      <style:text-properties style:font-name="Arial" fo:font-size="10pt" fo:language="en" fo:country="GB" fo:font-style="italic" style:text-underline-style="none" fo:font-weight="bold" officeooo:rsid="0018e2cb" officeooo:paragraph-rsid="001b7d5d" style:font-size-asian="10pt" style:font-style-asian="italic" style:font-weight-asian="bold" style:font-size-complex="10pt" style:font-style-complex="italic" style:font-weight-complex="bold"/>
    </style:style>
    <style:style style:name="P33" style:family="paragraph" style:parent-style-name="Preformatted_20_Text">
      <style:paragraph-properties fo:text-align="justify" style:justify-single-word="false"/>
      <style:text-properties style:font-name="Arial" fo:font-size="10pt" fo:language="en" fo:country="GB" fo:font-style="italic" style:text-underline-style="none" fo:font-weight="bold" officeooo:rsid="0019ee45" officeooo:paragraph-rsid="0019ee45" style:font-size-asian="10pt" style:font-style-asian="italic" style:font-weight-asian="bold" style:font-size-complex="10pt" style:font-style-complex="italic" style:font-weight-complex="bold"/>
    </style:style>
    <style:style style:name="P34" style:family="paragraph" style:parent-style-name="Preformatted_20_Text">
      <style:paragraph-properties fo:text-align="center" style:justify-single-word="false"/>
      <style:text-properties style:font-name="Arial" fo:font-size="16pt" fo:language="en" fo:country="GB" fo:font-weight="bold" officeooo:rsid="000abdf7" officeooo:paragraph-rsid="000abdf7" style:font-size-asian="16pt" style:font-weight-asian="bold" style:font-size-complex="16pt" style:font-weight-complex="bold"/>
    </style:style>
    <style:style style:name="P35" style:family="paragraph" style:parent-style-name="Preformatted_20_Text">
      <style:paragraph-properties fo:text-align="justify" style:justify-single-word="false"/>
      <style:text-properties fo:font-variant="small-caps" style:font-name="Arial" fo:font-size="11pt" fo:language="en" fo:country="GB" fo:font-weight="bold" officeooo:rsid="000c09fc" officeooo:paragraph-rsid="000c09fc" style:font-size-asian="11pt" style:font-weight-asian="bold" style:font-size-complex="11pt" style:font-weight-complex="bold"/>
    </style:style>
    <style:style style:name="P36" style:family="paragraph" style:parent-style-name="Preformatted_20_Text">
      <style:paragraph-properties fo:text-align="justify" style:justify-single-word="false"/>
      <style:text-properties fo:font-variant="small-caps" style:font-name="Arial" fo:font-size="11pt" fo:language="en" fo:country="GB" fo:font-weight="bold" officeooo:rsid="000abdf7" officeooo:paragraph-rsid="000abdf7" style:font-size-asian="11pt" style:font-weight-asian="bold" style:font-size-complex="11pt" style:font-weight-complex="bold"/>
    </style:style>
    <style:style style:name="P37" style:family="paragraph" style:parent-style-name="Preformatted_20_Text">
      <style:paragraph-properties fo:text-align="justify" style:justify-single-word="false"/>
      <style:text-properties fo:font-variant="small-caps" style:font-name="Arial" fo:font-size="10pt" fo:language="en" fo:country="GB" style:text-underline-style="none" fo:font-weight="bold" officeooo:rsid="0017888c" officeooo:paragraph-rsid="0019ee45" style:font-size-asian="10pt" style:font-weight-asian="bold" style:font-size-complex="10pt" style:font-weight-complex="bold"/>
    </style:style>
    <style:style style:name="P38" style:family="paragraph" style:parent-style-name="Preformatted_20_Text">
      <style:paragraph-properties fo:text-align="justify" style:justify-single-word="false"/>
      <style:text-properties fo:font-variant="small-caps" style:font-name="Arial" fo:font-size="10pt" fo:language="en" fo:country="GB" style:text-underline-style="none" fo:font-weight="bold" officeooo:rsid="0017888c" officeooo:paragraph-rsid="000abdf7" style:font-size-asian="10pt" style:font-weight-asian="bold" style:font-size-complex="10pt" style:font-weight-complex="bold"/>
    </style:style>
    <style:style style:name="P39" style:family="paragraph" style:parent-style-name="Text_20_body">
      <style:paragraph-properties fo:margin-top="0mm" fo:margin-bottom="0mm" loext:contextual-spacing="false" fo:text-align="justify" style:justify-single-word="false"/>
      <style:text-properties style:font-name="Arial" fo:font-size="10pt" fo:language="en" fo:country="GB" officeooo:rsid="0052b7cf" officeooo:paragraph-rsid="005e5a39" style:font-size-asian="10pt" style:font-size-complex="10pt"/>
    </style:style>
    <style:style style:name="P40" style:family="paragraph" style:parent-style-name="Text_20_body">
      <style:paragraph-properties fo:margin-top="0mm" fo:margin-bottom="0mm" loext:contextual-spacing="false"/>
      <style:text-properties officeooo:paragraph-rsid="006317ca"/>
    </style:style>
    <style:style style:name="P41" style:family="paragraph" style:parent-style-name="Standard">
      <style:paragraph-properties fo:text-align="justify" style:justify-single-word="false"/>
      <style:text-properties fo:font-variant="small-caps" style:font-name="Arial" fo:font-size="10pt" fo:language="en" fo:country="GB" fo:font-weight="normal" officeooo:rsid="000abdf7" officeooo:paragraph-rsid="000abdf7"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font-variant="small-caps" style:font-name="Arial" fo:font-size="10pt" fo:language="en" fo:country="GB" fo:font-weight="bold" officeooo:rsid="000abdf7" officeooo:paragraph-rsid="003a7a4d" style:font-size-asian="10pt" style:font-weight-asian="bold" style:font-size-complex="10pt" style:font-weight-complex="bold"/>
    </style:style>
    <style:style style:name="P43" style:family="paragraph" style:parent-style-name="Standard">
      <style:text-properties fo:font-variant="small-caps" style:font-name="Arial" fo:font-size="10pt" fo:language="en" fo:country="GB" fo:font-weight="bold" officeooo:rsid="000abdf7" officeooo:paragraph-rsid="003a7a4d"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font-variant="small-caps" style:font-name="Arial" fo:font-size="10pt" fo:language="en" fo:country="GB" fo:font-weight="bold" officeooo:rsid="003a7a4d" officeooo:paragraph-rsid="003a7a4d" style:font-size-asian="10pt" style:font-weight-asian="bold" style:font-size-complex="10pt" style:font-weight-complex="bold"/>
    </style:style>
    <style:style style:name="P45" style:family="paragraph" style:parent-style-name="Standard">
      <style:text-properties style:font-name="Arial" fo:font-size="10pt" style:font-size-asian="10pt" style:font-size-complex="10pt"/>
    </style:style>
    <style:style style:name="P46" style:family="paragraph" style:parent-style-name="Standard">
      <style:text-properties style:font-name="Arial" fo:font-size="10pt" officeooo:rsid="003a7a4d" officeooo:paragraph-rsid="0040bc9c" style:font-size-asian="10pt" style:font-size-complex="10pt"/>
    </style:style>
    <style:style style:name="P47" style:family="paragraph" style:parent-style-name="Standard">
      <style:paragraph-properties fo:text-align="justify" style:justify-single-word="false"/>
      <style:text-properties officeooo:paragraph-rsid="0045f3e6"/>
    </style:style>
    <style:style style:name="P48" style:family="paragraph" style:parent-style-name="Standard">
      <style:paragraph-properties fo:text-align="justify" style:justify-single-word="false"/>
      <style:text-properties officeooo:rsid="00466127" officeooo:paragraph-rsid="00466127"/>
    </style:style>
    <style:style style:name="P49" style:family="paragraph" style:parent-style-name="Standard">
      <style:paragraph-properties fo:text-align="justify" style:justify-single-word="false" fo:break-before="page"/>
      <style:text-properties fo:font-variant="small-caps" style:font-name="Arial" fo:font-size="10pt" fo:language="en" fo:country="GB" fo:font-weight="bold" officeooo:rsid="000c09fc" officeooo:paragraph-rsid="0036fab9" style:font-size-asian="10pt" style:font-weight-asian="bold" style:font-size-complex="10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b75" style:font-weight-asian="bold" style:font-weight-complex="bold"/>
    </style:style>
    <style:style style:name="T4" style:family="text">
      <style:text-properties fo:font-weight="bold" officeooo:rsid="00158e89" style:font-weight-asian="bold" style:font-weight-complex="bold"/>
    </style:style>
    <style:style style:name="T5" style:family="text">
      <style:text-properties fo:font-weight="bold" officeooo:rsid="0019ee45" style:font-weight-asian="bold" style:font-weight-complex="bold"/>
    </style:style>
    <style:style style:name="T6" style:family="text">
      <style:text-properties fo:font-weight="bold" officeooo:rsid="0018e2cb" style:font-weight-asian="bold" style:font-weight-complex="bold"/>
    </style:style>
    <style:style style:name="T7" style:family="text">
      <style:text-properties fo:font-weight="bold" officeooo:rsid="0036fab9" style:font-weight-asian="bold"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8e2cb" style:font-style-asian="italic" style:font-style-complex="italic"/>
    </style:style>
    <style:style style:name="T11" style:family="text">
      <style:text-properties fo:font-style="italic" officeooo:rsid="0018e2cb" style:font-name-asian="WenQuanYi Micro Hei Mono" style:font-style-asian="italic" style:font-name-complex="Lohit Devanagari2" style:font-style-complex="italic"/>
    </style:style>
    <style:style style:name="T12" style:family="text">
      <style:text-properties fo:font-variant="small-caps" fo:font-weight="bold" style:font-weight-asian="bold" style:font-weight-complex="bold"/>
    </style:style>
    <style:style style:name="T13" style:family="text">
      <style:text-properties fo:font-variant="small-caps" fo:font-weight="bold" officeooo:rsid="000cae2b" style:font-weight-asian="bold" style:font-weight-complex="bold"/>
    </style:style>
    <style:style style:name="T14" style:family="text">
      <style:text-properties fo:font-variant="small-caps" style:font-name="Arial" fo:font-size="10pt" fo:language="en" fo:country="GB" fo:font-weight="normal" officeooo:rsid="00450a82" style:font-size-asian="10pt" style:font-weight-asian="normal" style:font-size-complex="10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46b75" style:font-weight-asian="normal" style:font-weight-complex="normal"/>
    </style:style>
    <style:style style:name="T17" style:family="text">
      <style:text-properties fo:font-weight="normal" officeooo:rsid="0019ee45" style:font-weight-asian="normal" style:font-weight-complex="normal"/>
    </style:style>
    <style:style style:name="T18" style:family="text">
      <style:text-properties fo:font-weight="normal" officeooo:rsid="00158e89" style:font-weight-asian="normal" style:font-weight-complex="normal"/>
    </style:style>
    <style:style style:name="T19" style:family="text">
      <style:text-properties fo:font-weight="normal" officeooo:rsid="0036fab9" style:font-weight-asian="normal" style:font-weight-complex="normal"/>
    </style:style>
    <style:style style:name="T20" style:family="text">
      <style:text-properties officeooo:rsid="000cb4f7"/>
    </style:style>
    <style:style style:name="T21" style:family="text">
      <style:text-properties officeooo:rsid="000e5628"/>
    </style:style>
    <style:style style:name="T22" style:family="text">
      <style:text-properties officeooo:rsid="00139471"/>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font-name-asian="WenQuanYi Micro Hei Mono" style:font-name-complex="Lohit Devanagari2"/>
    </style:style>
    <style:style style:name="T25" style:family="text">
      <style:text-properties style:text-underline-style="solid" style:text-underline-width="auto" style:text-underline-color="font-color" officeooo:rsid="002ddf21" style:font-name-asian="WenQuanYi Micro Hei Mono" style:font-name-complex="Lohit Devanagari2"/>
    </style:style>
    <style:style style:name="T26" style:family="text">
      <style:text-properties style:text-underline-style="solid" style:text-underline-width="auto" style:text-underline-color="font-color" officeooo:rsid="000abdf7" style:font-name-asian="WenQuanYi Micro Hei Mono" style:font-name-complex="Lohit Devanagari2"/>
    </style:style>
    <style:style style:name="T27" style:family="text">
      <style:text-properties officeooo:rsid="0018e2cb"/>
    </style:style>
    <style:style style:name="T28" style:family="text">
      <style:text-properties officeooo:rsid="0019ee45"/>
    </style:style>
    <style:style style:name="T29" style:family="text">
      <style:text-properties officeooo:rsid="0021bc7a"/>
    </style:style>
    <style:style style:name="T30" style:family="text">
      <style:text-properties style:text-underline-style="none"/>
    </style:style>
    <style:style style:name="T31" style:family="text">
      <style:text-properties style:text-underline-style="none" officeooo:rsid="004acfd5"/>
    </style:style>
    <style:style style:name="T32" style:family="text">
      <style:text-properties style:text-underline-style="none" officeooo:rsid="006317ca"/>
    </style:style>
    <style:style style:name="T33" style:family="text">
      <style:text-properties style:font-name="Arial"/>
    </style:style>
    <style:style style:name="T34" style:family="text">
      <style:text-properties style:font-name="Arial" fo:font-size="10pt" style:font-size-asian="10pt" style:font-size-complex="10pt"/>
    </style:style>
    <style:style style:name="T35" style:family="text">
      <style:text-properties style:font-name="Arial" fo:font-size="10pt" officeooo:rsid="005b8271" style:font-size-asian="10pt" style:font-size-complex="10pt"/>
    </style:style>
    <style:style style:name="T36" style:family="text">
      <style:text-properties style:font-name="Arial" fo:font-size="10pt" officeooo:rsid="005c95b4" style:font-size-asian="10pt" style:font-size-complex="10pt"/>
    </style:style>
    <style:style style:name="T37" style:family="text">
      <style:text-properties style:font-name="Arial" fo:font-size="10pt" fo:font-style="italic" style:font-size-asian="10pt" style:font-style-asian="italic" style:font-size-complex="10pt" style:font-style-complex="italic"/>
    </style:style>
    <style:style style:name="T38" style:family="text">
      <style:text-properties style:font-name="Arial" fo:font-size="10pt" fo:font-style="italic" officeooo:rsid="005c95b4" style:font-size-asian="10pt" style:font-style-asian="italic" style:font-size-complex="10pt" style:font-style-complex="italic"/>
    </style:style>
    <style:style style:name="T39" style:family="text">
      <style:text-properties style:font-name="Arial" fo:font-size="10pt" fo:language="en" fo:country="GB" style:font-size-asian="10pt" style:font-size-complex="10pt"/>
    </style:style>
    <style:style style:name="T40" style:family="text">
      <style:text-properties style:font-name="Arial" fo:font-size="10pt" fo:language="en" fo:country="GB" officeooo:rsid="0045f3e6" style:font-size-asian="10pt" style:font-size-complex="10pt"/>
    </style:style>
    <style:style style:name="T41" style:family="text">
      <style:text-properties style:font-name="Arial" fo:font-size="10pt" fo:language="en" fo:country="GB" officeooo:rsid="00466127" style:font-size-asian="10pt" style:font-size-complex="10pt"/>
    </style:style>
    <style:style style:name="T42" style:family="text">
      <style:text-properties style:font-name="Arial" fo:font-size="10pt" fo:language="en" fo:country="GB" officeooo:rsid="00477754" style:font-size-asian="10pt" style:font-size-complex="10pt"/>
    </style:style>
    <style:style style:name="T43" style:family="text">
      <style:text-properties style:font-name="Arial" fo:font-size="10pt" style:text-underline-style="none" officeooo:rsid="005b8271" style:font-size-asian="10pt" style:font-size-complex="10pt"/>
    </style:style>
    <style:style style:name="T44" style:family="text">
      <style:text-properties style:font-name="Arial" fo:font-size="10pt" style:text-underline-style="none" officeooo:rsid="006317ca" style:font-size-asian="10pt" style:font-size-complex="10pt"/>
    </style:style>
    <style:style style:name="T45" style:family="text">
      <style:text-properties style:font-name="Arial" fo:language="en" fo:country="GB"/>
    </style:style>
    <style:style style:name="T46" style:family="text">
      <style:text-properties style:font-name="Arial" fo:font-style="italic"/>
    </style:style>
    <style:style style:name="T47" style:family="text">
      <style:text-properties style:font-name="Arial" style:text-underline-style="solid" style:text-underline-width="auto" style:text-underline-color="font-color"/>
    </style:style>
    <style:style style:name="T48" style:family="text">
      <style:text-properties style:font-name="Arial" style:text-underline-style="solid" style:text-underline-width="auto" style:text-underline-color="font-color" officeooo:rsid="000abdf7" style:font-name-asian="WenQuanYi Micro Hei Mono" style:font-name-complex="Lohit Devanagari2"/>
    </style:style>
    <style:style style:name="T49" style:family="text">
      <style:text-properties style:font-name="Arial" style:text-underline-style="none"/>
    </style:style>
    <style:style style:name="T50" style:family="text">
      <style:text-properties officeooo:rsid="0031b4a1"/>
    </style:style>
    <style:style style:name="T51" style:family="text">
      <style:text-properties officeooo:rsid="0036fab9"/>
    </style:style>
    <style:style style:name="T52" style:family="text">
      <style:text-properties officeooo:rsid="003c99ca"/>
    </style:style>
    <style:style style:name="T53" style:family="text">
      <style:text-properties officeooo:rsid="004569fc"/>
    </style:style>
    <style:style style:name="T54" style:family="text">
      <style:text-properties style:text-position="super 58%"/>
    </style:style>
    <style:style style:name="T55" style:family="text">
      <style:text-properties officeooo:rsid="00561233"/>
    </style:style>
    <style:style style:name="T56" style:family="text">
      <style:text-properties officeooo:rsid="005b8271"/>
    </style:style>
    <style:style style:name="T57" style:family="text">
      <style:text-properties officeooo:rsid="006317ca"/>
    </style:style>
    <style:style style:name="T58" style:family="text">
      <style:text-properties fo:language="en" fo:country="GB" officeooo:rsid="00657472"/>
    </style:style>
    <style:style style:name="T59" style:family="text">
      <style:text-properties officeooo:rsid="0069d5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iles <text:span text:style-name="T29">C</text:span> Benton</text:p>
      <text:p text:style-name="P4"/>
      <text:p text:style-name="P35">Personal Details</text:p>
      <text:p text:style-name="P2"/>
      <text:p text:style-name="P2">Name: <text:tab/>Miles C Benton</text:p>
      <text:p text:style-name="P2"/>
      <text:p text:style-name="P2">Organisation: <text:tab/>Institute of Health and Biomedical Innovation, Queensland University of Technology</text:p>
      <text:p text:style-name="P2"/>
      <text:p text:style-name="P2">Address: <text:tab/>Genomics Research Centre, Institute of Health and Biomedical Innovation, <text:tab/><text:tab/><text:tab/>Queensland <text:span text:style-name="T50">U</text:span>niversity of Technology, 60 Musk Avenue, Kelvin Grove Urban <text:tab/><text:tab/><text:tab/>Village, Kelvin Grove, 4059 QLD, Australia.</text:p>
      <text:p text:style-name="P2"/>
      <text:p text:style-name="P2">Mobile: <text:tab/>+64 21 247 222 9</text:p>
      <text:p text:style-name="P2"/>
      <text:p text:style-name="P10"><text:span text:style-name="T45">Email: <text:tab/><text:tab/></text:span><text:a xlink:type="simple" xlink:href="mailto:m.benton@qut.edu.au" text:style-name="Internet_20_link" text:visited-style-name="Visited_20_Internet_20_Link"><text:span text:style-name="T45">m.benton@qut.edu.au</text:span></text:a><text:span text:style-name="T45"> or </text:span><text:a xlink:type="simple" xlink:href="mailto:miles.benton84@gmail.com" text:style-name="Internet_20_link" text:visited-style-name="Visited_20_Internet_20_Link"><text:span text:style-name="T45">miles.benton84@gmail.com</text:span></text:a></text:p>
      <text:p text:style-name="P2"/>
      <text:p text:style-name="P11"><text:span text:style-name="T45">Website: <text:tab/></text:span><text:a xlink:type="simple" xlink:href="http://sirselim.github.io/" text:style-name="Internet_20_link" text:visited-style-name="Visited_20_Internet_20_Link"><text:span text:style-name="T45">http://sirselim.github.io/</text:span></text:a><text:span text:style-name="T45"><text:tab/><text:tab/></text:span><text:span text:style-name="T58">GitHub:<text:tab/></text:span><text:a xlink:type="simple" xlink:href="https://github.com/sirselim" text:style-name="Internet_20_link" text:visited-style-name="Visited_20_Internet_20_Link"><text:span text:style-name="T58">https://github.com/sirselim</text:span></text:a><text:span text:style-name="T58"> </text:span></text:p>
      <text:p text:style-name="P2"/>
      <text:p text:style-name="P2"/>
      <text:p text:style-name="P3"><text:span text:style-name="T12">P</text:span><text:span text:style-name="T13">rofessional Positions Held</text:span></text:p>
      <text:p text:style-name="P2"/>
      <text:p text:style-name="P5"><text:s text:c="7"/><text:span text:style-name="T7">2010</text:span><text:span text:style-name="T51"> </text:span><text:span text:style-name="T4">(</text:span><text:span text:style-name="T3">ongoing</text:span><text:span text:style-name="T4">)</text:span><text:span text:style-name="T18"><text:tab/></text:span><text:span text:style-name="T19">Lecturer BMSC-406<text:tab/><text:tab/><text:tab/>Victoria University of Wellington</text:span></text:p>
      <text:p text:style-name="P5"><text:s text:c="7"/><text:span text:style-name="T7">2011</text:span><text:span text:style-name="T51"> </text:span><text:span text:style-name="T4">(</text:span><text:span text:style-name="T3">ongoing</text:span><text:span text:style-name="T4">)</text:span><text:span text:style-name="T18"><text:tab/></text:span><text:span text:style-name="T19">Lecturer CLNR-580<text:tab/><text:tab/><text:tab/>Victoria University of Wellington</text:span></text:p>
      <text:p text:style-name="P6"><text:s text:c="7"/><text:span text:style-name="T2">2013 </text:span><text:span text:style-name="T4">(</text:span><text:span text:style-name="T3">ongoing</text:span><text:span text:style-name="T4">)</text:span><text:span text:style-name="T2"><text:tab/></text:span><text:span text:style-name="T16">Senior Scientist (Bioinformatics)</text:span><text:tab/>E<text:span text:style-name="T20">nvironmental </text:span>S<text:span text:style-name="T20">cience </text:span>R<text:span text:style-name="T20">esearch <text:tab/><text:tab/><text:tab/><text:tab/><text:tab/><text:tab/><text:tab/><text:tab/><text:tab/>(ESR)</text:span></text:p>
      <text:p text:style-name="P7"><text:s text:c="6"/><text:span text:style-name="T2"><text:s/>2014 (</text:span><text:span text:style-name="T3">ong</text:span><text:span text:style-name="T5">o</text:span><text:span text:style-name="T3">ing</text:span><text:span text:style-name="T2">)<text:tab/></text:span>PostDoc (Feb-)<text:tab/><text:tab/><text:tab/>Queensland University of Technology</text:p>
      <text:p text:style-name="P7"/>
      <text:p text:style-name="P2"/>
      <text:p text:style-name="P36">Education</text:p>
      <text:p text:style-name="P2"/>
      <text:p text:style-name="P2"><text:s text:c="7"/><text:span text:style-name="T2">2010-2014:</text:span> <text:span text:style-name="T2">PhD</text:span> School of Medical Sciences, Griffith University, Queensland, Australia.</text:p>
      <text:p text:style-name="P2"><text:s text:c="7"/>Thesis: <text:span text:style-name="T9">“Identification of Susceptibility Genes for Metabolic Syndrome in the Isolated</text:span></text:p>
      <text:p text:style-name="P9"><text:s text:c="15"/>Population of Norfolk Island”</text:p>
      <text:p text:style-name="P9"/>
      <text:p text:style-name="P2"><text:s text:c="6"/><text:span text:style-name="T2"><text:s/>2009:</text:span> <text:span text:style-name="T2">MSc (HONS) </text:span>Cell and Molecular Biology, Victoria University of Wellington.</text:p>
      <text:p text:style-name="P2"><text:s text:c="7"/>Thesis: <text:span text:style-name="T9">“Mitochondrial Genome Variation and Metabolic Traits in a Maori Community”</text:span></text:p>
      <text:p text:style-name="P9"/>
      <text:p text:style-name="P2"><text:s text:c="6"/><text:span text:style-name="T2"><text:s/>2007:</text:span> <text:span text:style-name="T2">BBMedSc.</text:span> Biomedical Science, Majors: Human Genetics, Molecular Pathology,</text:p>
      <text:p text:style-name="P2"><text:s text:c="7"/>Victoria University of Wellington.</text:p>
      <text:p text:style-name="P2"/>
      <text:p text:style-name="P2"/>
      <text:p text:style-name="P36">Present Research/Professional Speciality</text:p>
      <text:p text:style-name="P2"/>
      <text:p text:style-name="P8">I completed my PhD exploring the underlying genetic susceptibility to obesity and metabolic disorders in the Norfolk Island population isolate. My main areas of research are Bioinformatics and Computational Genetics. I am currently in a PostDoc position at QUT working on the creation of methods to deal with, and analyse, large genomic data sets, including the incorporation of multiple layers of both phenotypic and genomic data. I work on a range of complex human disorders, including; obesity and type-2 diabetes, multiple sclerosis, glaucoma, migraine, ovarian cancer and asthma. Over the last 5 years I have been working closely with genome-wide methylation arrays and, more recently, next-gen sequencing approaches to DNA methylation and epigenetics. This involves the ongoing development of custom QC and analysis routines for Illumina 450K methylation arrays as well as a new next-gen sequencing approach from Roche-Nimblegen.</text:p>
      <text:p text:style-name="P49">Professional Distinctions and Memberships</text:p>
      <text:p text:style-name="P13"/>
      <text:p text:style-name="P24">Research Grants</text:p>
      <text:p text:style-name="P17"><text:span text:style-name="T15">2015</text:span><text:tab/><text:tab/><text:span text:style-name="T51">PI. Wellington Medical Research Foundation Validation of Blood Cell Lineage Specific DNA <text:tab/><text:tab/>methylation markers</text:span></text:p>
      <text:p text:style-name="P13"/>
      <text:p text:style-name="P24">Professional Memberships and Related Experience</text:p>
      <text:p text:style-name="P18">2015 – present<text:tab/>Ad hoc reviewer, Gene</text:p>
      <text:p text:style-name="P19">2015 – <text:span text:style-name="T53">present</text:span><text:tab/>Reviewer National Health and Medical Research Council, Australia</text:p>
      <text:p text:style-name="P18">2014 – present<text:tab/>Member Australasian Genomic Technologies Association (AGTA).</text:p>
      <text:p text:style-name="P13"/>
      <text:p text:style-name="P24">Honours and Distinctions</text:p>
      <text:p text:style-name="P28">2017<text:tab/><text:tab/>QUT School of Biomedical Sciences Travel Grant </text:p>
      <text:p text:style-name="P27">2016<text:tab/><text:tab/>QUT Carla Patterson Award – Best Paper, Early Career Researcher</text:p>
      <text:p text:style-name="P20"><text:span text:style-name="T15">2015</text:span><text:span text:style-name="T2"><text:tab/><text:tab/></text:span><text:span text:style-name="T15">ESR Vision Best Paper Award (August 2015)</text:span></text:p>
      <text:p text:style-name="P13"><text:span text:style-name="T17">2014</text:span><text:tab/><text:tab/>Best Poster Presentation, Genemappers Conference 2014, Novotel Barossa Valley Resort, <text:tab/><text:tab/>SA, Australia, 11th – 14th May 2014.</text:p>
      <text:p text:style-name="P13"><text:span text:style-name="T17">2012</text:span><text:span text:style-name="T28"><text:tab/><text:tab/>I</text:span>naugural Grasshopper prize for Scientific Innovation. Wellington Health and Biomedical <text:tab/><text:tab/>Research Society annual students and early researchers meeting, Victoria University of <text:tab/><text:tab/><text:tab/>Wellington, Wellington, New Zealand, 19th November 2012.</text:p>
      <text:p text:style-name="P13"><text:span text:style-name="T17">2012</text:span><text:span text:style-name="T28"><text:tab/><text:tab/></text:span>Best Student Presenter. 2nd Biomarker Discovery Conference, Shoal Bay Resort and Spa, <text:tab/><text:tab/>NSW, Australia, 5th December 2012.</text:p>
      <text:p text:style-name="P13"><text:span text:style-name="T17">2010-2013</text:span><text:span text:style-name="T28"><text:tab/></text:span>Griffith University Higher Degree Research Scholarship 2010-2013.</text:p>
      <text:p text:style-name="P45"><text:span text:style-name="T15">2007-2010</text:span><text:tab/>ESR Masters Research Scholarship</text:p>
      <text:p text:style-name="P45"/>
      <text:p text:style-name="P25">Supervision</text:p>
      <text:p text:style-name="P41"/>
      <text:p text:style-name="P47"><text:span text:style-name="T39">April </text:span><text:span text:style-name="T14">2016<text:tab/></text:span><text:span text:style-name="T41">Completed QUT </text:span><text:span text:style-name="T42">E</text:span><text:span text:style-name="T39">ffective Supervisory Practices </text:span><text:span text:style-name="T40">Level 1</text:span></text:p>
      <text:p text:style-name="P48"><text:span text:style-name="T39"><text:tab/><text:tab/>A </text:span><text:span text:style-name="T40">course designed to walk Research Supervisors through the frameworks and pragmatic <text:tab/><text:tab/>issues associated with supervising in today's research environment; ultimately to provide <text:tab/><text:tab/>them with effective and essential tools for their supervisory tool kit.</text:span></text:p>
      <text:p text:style-name="P41"/>
      <text:p text:style-name="P44">Total Number of Peer Reviewed Publications</text:p>
      <text:p text:style-name="P41"/>
      <text:p text:style-name="P46">Journal articles: <text:span text:style-name="T55">26</text:span><text:tab/>Conference proceedings: <text:span text:style-name="T56">36</text:span><text:tab/>H-index: <text:span text:style-name="T55">10<text:tab/>Citations: 303</text:span></text:p>
      <text:p text:style-name="P43"/>
      <text:p text:style-name="P43"/>
      <text:p text:style-name="P42">List of Publications </text:p>
      <text:p text:style-name="P12"/>
      <text:p text:style-name="P12">White NM, <text:span text:style-name="T1">Benton MC</text:span>, Kennedy D, Fox A, Griffiths LR, Lea RA, and Mengersen KL. (2017) <text:span text:style-name="T8">Accounting for cell lineage and sex effects in the identification of cell-specific DNA methylation using a Bayesian model selection algorithm</text:span> <text:span text:style-name="T23">PLoS One</text:span> (accep<text:span text:style-name="T59">ted</text:span>, awaiting publication) </text:p>
      <text:p text:style-name="P12"/>
      <text:p text:style-name="P12">Maltby V, Lea RA, Sanders K, White NM, <text:span text:style-name="T1">Benton MC</text:span>, Scott R, and Lechner-Scott J. (2017) <text:span text:style-name="T8">Differential Methylation at MHC in CD4+ T cells is associated with multiple sclerosis independently of HLA-DRB1.</text:span> <text:span text:style-name="T23">Clinical Epigenetics</text:span> (accepted 11th July, awaiting publication)</text:p>
      <text:p text:style-name="P12"/>
      <text:p text:style-name="P12">Matovinovic E, Kho PF, Lea RA, <text:span text:style-name="T1">Benton MC</text:span>, Eccles DA, Haupt LM, Hewitt AW, Sherwin JC, Mackey DA, and Griffiths LR. (2017) <text:span text:style-name="T8">Genome-wide linkage and association analysis of primary open-angle glaucoma endophenotypes in the Norfolk Island isolate.</text:span> <text:span text:style-name="T23">Molecular Vision</text:span> (preliminary acceptance 4th July, awaiting publication)</text:p>
      <text:p text:style-name="P12"/>
      <text:p text:style-name="P12">Jones A, Danielson KM, <text:span text:style-name="T1">Benton MC</text:span>, Ziegler O, Shah R, Stubbs RS, Das S, and Macartney-Coxson D. (2017) <text:span text:style-name="T8">miRNA signatures of insulin resistance in obesity.</text:span> <text:span text:style-name="T23">Obesity</text:span> (accepted 3rd July, awaiting publication)</text:p>
      <text:p text:style-name="P12"/>
      <text:p text:style-name="P12">Macartney-Coxson D, <text:span text:style-name="T1">Benton MC</text:span>, Blick R, Stubbs RS, Hagan RD, and Langston MA. (2017) <text:span text:style-name="T8">Genome-wide DNA methylation analysis reveals loci that distinguish different types of adipose tissue in obese individuals.</text:span> Clinical Epigenetics (accepted 11 April 2017) </text:p>
      <text:p text:style-name="P12"/>
      <text:p text:style-name="P40"><text:span text:style-name="Strong_20_Emphasis"><text:span text:style-name="T34">Benton MC</text:span></text:span><text:span text:style-name="T34">, </text:span><text:span text:style-name="T35">Sutherland H</text:span><text:span text:style-name="T36">G</text:span><text:span text:style-name="T35">, </text:span><text:span text:style-name="T34">Macartney-Coxson D, </text:span><text:span text:style-name="T36">Haupt LM</text:span><text:span text:style-name="T34"> </text:span><text:span text:style-name="T36">Lea RA, and Griffiths LR</text:span><text:span text:style-name="T34">. (201</text:span><text:span text:style-name="T35">7</text:span><text:span text:style-name="T34">) </text:span><text:span text:style-name="T38">Methylome-wide association study of whole blood DNA in the Norfolk Island isolate identifies robust loci associated with age</text:span><text:span text:style-name="T37">.</text:span><text:span text:style-name="T34"> </text:span><text:span text:style-name="T43">Aging </text:span><text:span text:style-name="T44">9(3)</text:span></text:p>
      <text:p text:style-name="P39"/>
      <text:p text:style-name="P23">Stuart S, <text:span text:style-name="T2">Benton MC</text:span>, Eccles D, Sutherland H, Haupt LM, Lea RA and Griffiths LR. (201<text:span text:style-name="T57">7</text:span>) <text:span text:style-name="T9">Gene-Centric </text:span><text:soft-page-break/><text:span text:style-name="T9">Analysis Implicates Nuclear Encoded Mitochondrial Protein Gene Variants in Migraine Susceptibility.</text:span> <text:s/><text:span text:style-name="T30">Molecular Genetics &amp; Genomic Medicine </text:span><text:span text:style-name="T32">5(2)</text:span></text:p>
      <text:p text:style-name="P12"/>
      <text:p text:style-name="P12">Sanders KA, <text:span text:style-name="Strong_20_Emphasis">Benton MC</text:span>, Lea RA, Maltby VE, Agland S, Griffin N, Scott RJ, Tajouri L and Lechner-Scott J. (2016) <text:span text:style-name="T8">Next-generation sequencing reveals broad down-regulation of microRNAs in secondary progressive multiple sclerosis CD4+ T-cells.</text:span> <text:span text:style-name="T30">Clinical Epigenetics </text:span><text:span text:style-name="T31">8(87)</text:span></text:p>
      <text:p text:style-name="P12"/>
      <text:p text:style-name="P12">Fernando S, Speicher DJ, Bakr MM, <text:span text:style-name="Strong_20_Emphasis">Benton MC</text:span>, Lea RA, Scuffham PA and Johnson NW. (2015) <text:span text:style-name="T8">AProtocol for assessing maternal, environmental and epigenetic risk factors for dental caries in children.</text:span> <text:span text:style-name="T30">BMC Oral Health</text:span> 15(167)</text:p>
      <text:p text:style-name="P12"/>
      <text:p text:style-name="P21"><text:span text:style-name="T2">Benton MC</text:span>, Lea RA, Macartney-Coxson D, Carless MA, Bellis C, Hanna M, Eccles D, Chambers GK, Curran JE, Blangero J and Griffiths LR. (2015) <text:span text:style-name="T9">Serum bilirubin concentration is modified by UGT1A1 Haplotypes and Influences Risk of Type-2 Diabetes in the Norfolk Island Genetic Isolate.</text:span> BMC Genetics <text:span text:style-name="T52">16(1)</text:span></text:p>
      <text:p text:style-name="P21"/>
      <text:p text:style-name="P21">Maltby VE, Graves MC, Lea RA, <text:span text:style-name="T2">Benton MC</text:span>, Sanders KA, Tajouri L, Scott RJ and Lechner-Scott J. (2015) <text:span text:style-name="T9">Genome-wide DNA methylation profiling of CD8+ T cells shows a distinct epigenetic signature to CD4+ T cells in Multiple Sclerosis patients.</text:span> Clinical Epigenetics </text:p>
      <text:p text:style-name="P21"/>
      <text:p text:style-name="P12"><text:span text:style-name="Strong_20_Emphasis"><text:span text:style-name="T33">Benton MC</text:span></text:span><text:span text:style-name="T33">, Lea RA, Macartney-Coxson D, Carless MA, Göring HH, Bellis C, Hanna M, Eccles D, Chambers GK, Curran JE, Harper JL, Blangero J and Griffiths LR. (2015) </text:span><text:span text:style-name="T46">A phenomic scan of the Norfolk Island genetic isolate identifies a major pleiotropic effect locus associated with renal disorder markers.</text:span><text:span text:style-name="T33"> </text:span><text:span text:style-name="T47">PLoS Genetics</text:span><text:span text:style-name="T33"> 11(10)</text:span></text:p>
      <text:p text:style-name="P12"/>
      <text:p text:style-name="P16"><text:span text:style-name="Strong_20_Emphasis"><text:span text:style-name="T33">Benton MC</text:span></text:span><text:span text:style-name="T33">, Stuart S, Bellis C, Macartney-Coxson D, Eccles D, Curran JE, Chambers G, Blangero J, Lea RA, and Griffiths LR. (2015) </text:span><text:span text:style-name="T46">'Mutiny on the Bounty': The Genetic History of Norfolk Island reveals extreme gender biased admixture.</text:span><text:span text:style-name="T49"> </text:span><text:span text:style-name="T48">Investigative Genetics</text:span><text:span text:style-name="T33"> 6(11)</text:span></text:p>
      <text:p text:style-name="P16"/>
      <text:p text:style-name="P16"><text:span text:style-name="T33">Rodriguez-Acevedo AJ, Ferreira MA, </text:span><text:span text:style-name="Strong_20_Emphasis"><text:span text:style-name="T33">Benton MC</text:span></text:span><text:span text:style-name="T33">, Carless MA, Göring HH, Curran JE, Blangero J, Lea RA and Griffiths LR. (2015) </text:span><text:span text:style-name="T46">Common Polygenic Variation Contributes to Risk of Migraine in the Norfolk Island Population.</text:span><text:span text:style-name="T33"> </text:span><text:span text:style-name="T48">Human Genetics</text:span><text:span text:style-name="T33"> (published online July 29th) </text:span></text:p>
      <text:p text:style-name="P16"/>
      <text:p text:style-name="P16">Bosch P, <text:span text:style-name="T2">Benton MC</text:span>, Macartney-Coxson D, Kivell B. (2015) <text:span text:style-name="T9">mRNA and microRNA analysis reveals modulation of biochemical pathways related to addiction in the ventral tegmental area of methamphetamine self-administering rats.</text:span> <text:span text:style-name="T26">BMC Neuroscience</text:span> 16(1)</text:p>
      <text:p text:style-name="P16"/>
      <text:p text:style-name="P16">ROHgen Consortium (2015) <text:span text:style-name="T9">Directional dominance on stature and cognition in diverse human populations.</text:span> <text:span text:style-name="T26">Nature</text:span> 523, 459–462</text:p>
      <text:p text:style-name="P12"/>
      <text:p text:style-name="P22"><text:span text:style-name="T2">Benton MC</text:span>, Johnstone A, Eccles D, Harmon B, Hayes MT, Lea RA, Griffiths LR, Hoffman E, Stubbs RS, Macartney-Coxson D. (2015) <text:span text:style-name="T9">An analysis of DNA methylation in human adipose tissue reveals differential modification of obesity genes before and after gastric bypass and weight-loss.</text:span> <text:span text:style-name="T26">Genome Biology</text:span> 16(1)</text:p>
      <text:p text:style-name="P22"/>
      <text:p text:style-name="P22">Aya-Bonilla C, Camilleri E, <text:span text:style-name="T2">Benton MC</text:span>, Haupt LM, Marlton P, Lea RA, Gandhi MK and Griffiths LR. (2014) <text:span text:style-name="T9">Fine mapping of the 15q21 region implicate TP53BP1 and B2M in the lymphomagenesis of Follicular and Diffuse Large B-Cell lymphomas. </text:span><text:span text:style-name="T26">Carcinogenesis &amp; Mutagenesis</text:span> 5(6)</text:p>
      <text:p text:style-name="P14"/>
      <text:p text:style-name="P14">Gunawardhana LP, Gibson PG, Simpson JL, <text:span text:style-name="T2">Benton MC,</text:span> Lea RA, Baines, KJ. (2014) <text:span text:style-name="T9">Characteristic DNA methylation profiles in peripheral blood monocytes are associated with inflammatory phenotypes of asthma.</text:span> <text:span text:style-name="T24">Epigenetics</text:span> <text:span text:style-name="T22">9(9)</text:span></text:p>
      <text:p text:style-name="P12"/>
      <text:p text:style-name="P12"><text:span text:style-name="T2">Benton MC</text:span><text:span text:style-name="T15">,</text:span> Lea RA, Macartney-Coxson D, Carless MA, Göring HH, Bellis C, Hanna M, Eccles D, Chambers GK, Curran JE, Harper JL, Blangero J and Griffiths LR. <text:span text:style-name="T9">Mapping eQTLs in the Norfolk Island Genetic Isolate Identifies Candidate Genes for CVD-risk Traits.</text:span> (2013) <text:span text:style-name="T24">American Journal of Human Genetics</text:span> 93(6): 1087-99</text:p>
      <text:p text:style-name="P12"/>
      <text:p text:style-name="P15">Graves MC, <text:span text:style-name="T2">Benton MC</text:span>, Lea RA, Boyle M, Tajouri L, Macartney-Coxson D, Scott RJ and Lechner-Scott J (2013) <text:span text:style-name="T9">Methylation changes at the HLA-DRB1 locus in CD4+ T-Cells are associated with multiple sclerosis.</text:span> <text:span text:style-name="T24">Multiple Sclerosis Journal</text:span> <text:span text:style-name="T21">20(8):1033-1041</text:span></text:p>
      <text:p text:style-name="P12"/>
      <text:p text:style-name="P12">Aya-Bonilla C, Green MR, Camilleri E, <text:span text:style-name="T2">Benton MC</text:span><text:span text:style-name="T15">,</text:span> Keane C, Marlton P, Lea RA, Gandhi MK, Griffiths LR. (2013) <text:span text:style-name="T9">High resolution loss of heterozygosity screening implicates PTPRJ as a potential tumor suppressor gene that affects susceptibility to non-Hodgkin’s lymphoma.</text:span> Genes, <text:span text:style-name="T24">Chromosomes and Cancer</text:span> 52(5):467-79</text:p>
      <text:p text:style-name="P12"><text:soft-page-break/></text:p>
      <text:p text:style-name="P12">Rodriguez-Acevedo AJ, Maher BH, Lea RA, <text:span text:style-name="T2">Benton MC</text:span><text:span text:style-name="T15">,</text:span> Griffiths LR. (2013)<text:span text:style-name="T9"> Association of oestrogen-receptor gene (ESR1) polymorphisms with migraine in the large Norfolk Island pedigree.</text:span> <text:span text:style-name="T24">Cephalalgi</text:span><text:span text:style-name="T25">a </text:span>33(14):1139-1147</text:p>
      <text:p text:style-name="P12"/>
      <text:p text:style-name="P12">Stuart S, Maher BH, Sutherland H, <text:span text:style-name="T2">Benton MC,</text:span> Rodriguez A, Lea RA, Haupt LM, Griffiths LR. (2013) <text:span text:style-name="T9">Genetic Variation in Cytokine-Related Genes and Migraine Susceptibility.</text:span> <text:span text:style-name="T24">Twin Res Hum Genet</text:span> 20:1-8</text:p>
      <text:p text:style-name="P12"/>
      <text:p text:style-name="P14">Maher BH, Lea RA, <text:span text:style-name="T2">Benton MC,</text:span> Cox HC, Bellis C, Carless M, Dyer TD, Curran J, Charlesworth JC, Buring JE, Kurth T, Chasman DI, Ridker PM, Schürks M, Blangero J, Griffiths LR. (2012) <text:span text:style-name="T9">An X Chromosome Association Scan of the Norfolk Island Genetic Isolate Provides Evidence for a Novel Migraine Susceptibility Locus at Xq12.</text:span> <text:span text:style-name="T24">PLoS ONE</text:span> 7(5): e37903</text:p>
      <text:p text:style-name="P12"/>
      <text:p text:style-name="P14"><text:span text:style-name="T2">Benton MC,</text:span> Macartney-Coxson D, Eccles D, Griffiths L, Chambers G and Lea, R. (2012) <text:span text:style-name="T9">Complete Mitochondrial Genome Sequencing Reveals Novel Haplotypes in a Polynesian Population.</text:span> <text:span text:style-name="T23">PLoS ONE</text:span> 7(4): e35026</text:p>
      <text:p text:style-name="P26"/>
      <text:p text:style-name="P38"/>
      <text:p text:style-name="P37">Refereed conference proceedings</text:p>
      <text:p text:style-name="P29"/>
      <text:p text:style-name="P32">Oral Presentations</text:p>
      <text:p text:style-name="P29"/>
      <text:p text:style-name="P29"><text:span text:style-name="T1">Benton MC.</text:span> <text:span text:style-name="T8">Identification of allelic-specific methylation profiles in a genetic isolate.</text:span> GeneMappers 2017 - Novotel Geelong, Victoria, Australia, April 26th-28th.</text:p>
      <text:p text:style-name="P29"/>
      <text:p text:style-name="P31"><text:span text:style-name="T2">Benton MC</text:span>. <text:span text:style-name="T9">Identification of allelic-specific methylation profiles in a genetic isolate</text:span>. AB<text:span text:style-name="T54">3</text:span>ACBS 2016, QUT, Brisbane, Australia, November 1st-2nd.</text:p>
      <text:p text:style-name="P31"/>
      <text:p text:style-name="P31"><text:span text:style-name="T2">Benton MC</text:span>. <text:span text:style-name="T9">Insights from a Genetic Isolate</text:span>. AGTA 2016, Auckland, NZ, October 9th-12th.</text:p>
      <text:p text:style-name="P29"/>
      <text:p text:style-name="P30"><text:span text:style-name="T2">Benton MC</text:span>, Blick R, Lea RA and Griffiths LR. <text:span text:style-name="T9">Reproducible Research, Big Data and Visualisation: is free software the solution?</text:span> Big Biology and Bioinformatics Symposium (B3 2015), Queensland University of Technology, QLD, Australia, 23-25th November 2015.</text:p>
      <text:p text:style-name="P30"/>
      <text:p text:style-name="P29"><text:span text:style-name="T6">Benton MC</text:span><text:span text:style-name="T27">, Sutherland H, Haupt L, Donia Macartney-Coxson, Lea RA and Griffiths LR. </text:span><text:span text:style-name="T10">As Time Goes By: Longitudinal profiling of DNA methylation.</text:span><text:span text:style-name="T27"> Wellington Health &amp; Biomedical Research Society Young Investigators Meeting (80th meeting), Victoria University of Wellington, Wellington, New Zealand, 27th November 2014.</text:span></text:p>
      <text:p text:style-name="P29"/>
      <text:p text:style-name="P29"><text:span text:style-name="T6">Benton MC</text:span><text:span text:style-name="T27">, Sutherland H, Haupt L, Donia Macartney-Coxson, Lea RA and Griffiths LR. </text:span><text:span text:style-name="T11">As Time Goes By: Longitudinal profiling of DNA methylation.</text:span><text:span text:style-name="T27"> Big Biology and Bioinformatics Symposium (B3 2014), Queensland University of Technology, QLD, Australia, 24-25th November 2014.</text:span></text:p>
      <text:p text:style-name="P29"/>
      <text:p text:style-name="P29"><text:span text:style-name="T6">Benton MC</text:span><text:span text:style-name="T27">, Lea RA, Macartney-Coxson D, Carless MA, Göring HH, Bellis C, Hanna M, Eccles D, Chambers GK, Curran JE, Blangero J and Griffiths LR. </text:span><text:span text:style-name="T11">A pedigree-based GWAS identifies UDP-glucuronosyltransferase (UDPGT) variants associated with serum bilirubin concentration and risk of Type-2 Diabetes in the Norfolk Island genetic isolate.</text:span><text:span text:style-name="T27"> Genemappers Conference 2014, Novotel Barossa Valley Resort, SA, Australia, 11–14th May 2014.</text:span></text:p>
      <text:p text:style-name="P29"/>
      <text:p text:style-name="P29"><text:span text:style-name="T6">Benton MC</text:span><text:span text:style-name="T27">. </text:span><text:span text:style-name="T11">A student’s journey − how Bioinformatics changed my worldview: the many platforms, data types and analyses I’ve learnt along the way.</text:span><text:span text:style-name="T27"> ESR conference, Lincoln University, Christchurch, New Zealand, 3rd-5th December 2013.</text:span></text:p>
      <text:p text:style-name="P29"/>
      <text:p text:style-name="P29"><text:span text:style-name="T6">Benton MC</text:span><text:span text:style-name="T27">. </text:span><text:span text:style-name="T11">Epigenetics − where the environment meets the genetics of disease: Interpreting high-throughput DNA Methylation data.</text:span><text:span text:style-name="T27"> QUT SBB symposium, Queensland University of Technology, Brisbane, Australia, 25-26th November 2013</text:span></text:p>
      <text:p text:style-name="P29"/>
      <text:p text:style-name="P29"><text:span text:style-name="T27">Graves MC, </text:span><text:span text:style-name="T6">Benton MC</text:span><text:span text:style-name="T27">, Lea RA, Boyle M, Tajouri L, Macartney-Coxson D, Scott R, Lechner-Scott J. (2013) </text:span><text:span text:style-name="T11">Epigenetic changes in CD4+ T cells isolated from relapsing-remitting multiple sclerosis patients.</text:span><text:span text:style-name="T27"> ECTRIMS Lecture: Multiple Sclerosis Journal 19: (S1) 18–73</text:span></text:p>
      <text:p text:style-name="P29"/>
      <text:p text:style-name="P29"><text:span text:style-name="T6">Benton MC</text:span><text:span text:style-name="T27">, Johnstone A, Eccles D, Harmon B, Hayes MT, Lea RA, Griffiths LR, Hoffman E, Stubbs RS, Macartney-Coxson D. </text:span><text:span text:style-name="T11">Global DNA methylation profiling reveals significant differential methylation of subcutaneous and omental adipose tissue before and after weight loss.</text:span> Queenstown Molecular Biology <text:soft-page-break/>Meeting, Queenstown, New Zealand, August 2013 Epigenetics Satellite.</text:p>
      <text:p text:style-name="P29"/>
      <text:p text:style-name="P29"><text:span text:style-name="T2">Benton MC</text:span>, Lea RA, Macartney-Coxson D, Carless MA, Göring HH, Bellis C, Hanna M, Eccles D, Chambers GK, Curran JE, Blangero J and Griffiths LR. <text:span text:style-name="T11">Mapping eQTLs associated with CVD risk in the Norfolk Island genetic isolate.</text:span> Biomarkers Discovery Conference 2012, Shoal Bay Resort and Spa, NSW, Australia, 3rd - 6th December 2012. </text:p>
      <text:p text:style-name="P29"/>
      <text:p text:style-name="P29"><text:span text:style-name="T2">Benton MC</text:span>, Eccles D, Lea R, Sutherland H, Macartney-Coxson D, Griffiths L. <text:span text:style-name="T11">Epigenetics – where the environment meets the genetics of disease: Interpreting high-throughput DNA Methylation data.</text:span> WHBRS 2012, Victoria University of Wellington, Wellington, New Zealand.</text:p>
      <text:p text:style-name="P29"/>
      <text:p text:style-name="P29"><text:span text:style-name="T2">Benton MC</text:span>, Lea RA, Macartney-Coxson D, Carless MA, Göring HH, Bellis C, Hanna M, Eccles D, Chambers GK, Curran JE, Blangero J and Griffiths LR. <text:span text:style-name="T11">eQTL identification and mapping in the population isolate of Norfolk Island.</text:span> Genemappers Conference. Port Douglas, Australia, 26-29th August 2012.</text:p>
      <text:p text:style-name="P29"/>
      <text:p text:style-name="P29"><text:span text:style-name="T2">Benton MC</text:span>, Lea RA, Macartney-Coxson D, Cox H, Hanna M, Eccles D, Chambers GK, Griffiths L. <text:span text:style-name="T11">A Phenome Scan for Metabolic Syndrome in the Norfolk Island Isolate.</text:span> Goldcoast Health and Medical Research Council Conference 2011.</text:p>
      <text:p text:style-name="P29"/>
      <text:p text:style-name="P29"/>
      <text:p text:style-name="P33">Poster Presentations</text:p>
      <text:p text:style-name="P29"/>
      <text:p text:style-name="P29"><text:span text:style-name="T1">Benton MC</text:span>, Sutherland H, Haupt L, Lea RA and Griffiths LR. <text:span text:style-name="T8">Longitudinal methylation changes in SGK1 are associated with blood glucose levels in healthy Norfolk Island females.</text:span> Genemappers Conference 2015, Perth, WA, Australia, 10-12th November 2015. </text:p>
      <text:p text:style-name="P29"/>
      <text:p text:style-name="P29">White N, <text:span text:style-name="T2">Benton MC</text:span>, Lea RA and Mengersen K. <text:span text:style-name="T11">Baysiean hierarchical models for the analysis of DNA methylation.</text:span> Big Biology and Bioinformatics Symposium (B3 2014), Queensland University of Technology, QLD, Australia, 24-25th November 2014.</text:p>
      <text:p text:style-name="P29"/>
      <text:p text:style-name="P29">Hernández-Sánchez J, Lea RA, <text:span text:style-name="T2">Benton MC</text:span>, Sutherland H and Griffiths LR. <text:span text:style-name="T11">Elastic Nets Haul in Obesity Markers: A Recipe to Analyze Big DNA Methylation Data.</text:span> Big Biology and Bioinformatics Symposium (B3 2014), Queensland University of Technology, QLD, Australia, 24-25th November 2014.</text:p>
      <text:p text:style-name="P29"/>
      <text:p text:style-name="P29"><text:span text:style-name="T2">Benton MC</text:span>, Hagan RD, Johnstone A, Stubbs R, Langston MA, Macartney-Coxson D. <text:span text:style-name="T11">A tale of two [adipose] tissues: DNA methylation markers associated with weight-loss and tissue specificity.</text:span> Genemappers Conference 2014, Novotel Barossa Valley Resort, SA, Australia, 11 th – 14 th May 2014. </text:p>
      <text:p text:style-name="P29"/>
      <text:p text:style-name="P29">Jones A, <text:span text:style-name="T2">Benton MC</text:span>, Stubbs RS, Macartney-Coxson D. <text:span text:style-name="T11">A comparison of plasma miRNA levels in insulin sensitive, insulin resistant and type 2 diabetic obese individuals versus lean controls: differential miRNA levels between groups.</text:span> <text:s/>AMATA 2013, Surfers Paradise, Oct 13-16 – Australasian Microarray and Associated Technologies Association Conference.</text:p>
      <text:p text:style-name="P29"/>
      <text:p text:style-name="P29"><text:span text:style-name="T2">Benton MC</text:span>, Johnstone A, Eccles D, Harmon B, Hayes MT, Lea RA, Griffiths LR, Hoffman E, Stubbs RS, Macartney-Coxson D. <text:span text:style-name="T11">Global DNA methylation profiling reveals significant differential methylation of subcutaneous and omental adipose tissue before and after weight loss.</text:span> AMATA 2013, Surfers Paradise, Oct 13-16 – Australasian Microarray and Associated Technologies Association Conference.</text:p>
      <text:p text:style-name="P29"/>
      <text:p text:style-name="P29">Griffiths LR, <text:span text:style-name="T2">Benton MC</text:span>, Cox H, Bellis C, Blangero J, Lea RA. <text:span text:style-name="T11">Identification of a pleiotropic effect locus associated with a composite CVD risk trait in the genetic isolate of Norfolk Island.</text:span> American Society of Human Genetics 2012.</text:p>
      <text:p text:style-name="P29"/>
      <text:p text:style-name="P29"><text:span text:style-name="T2">Benton MC</text:span>, Lea RA, Macartney-Coxson D, Cox H, Hanna M, Eccles D, Chambers GK, Griffiths L. A <text:span text:style-name="T11">Phenome Scan for Metabolic Syndrome in the Norfolk Island Isolate.</text:span> HGSA Conference, Seaworld, Queensland, Australia, 3-6th December 2011.</text:p>
      <text:p text:style-name="P29"/>
      <text:p text:style-name="P29"><text:span text:style-name="T2">Benton MC</text:span>, Macartney-Coxson D, Eccles D, Griffiths L, Chambers GK, Lea RA. <text:span text:style-name="T11">A Mitochondrial Genome Scan for Thrifty Genes in Maori.</text:span> WHBRS 2010, Wellington, New Zealand.</text:p>
      <text:p text:style-name="P29"/>
      <text:p text:style-name="P29"/>
      <text:p text:style-name="P33">Other forms of dissemination</text:p>
      <text:p text:style-name="P29"/>
      <text:p text:style-name="P29"><text:span text:style-name="T1">Benton MC.</text:span> <text:span text:style-name="T8">Online Resources, Databases and Clinical Data Management</text:span> Wellington Hospital, Wellington, New Zealand, July 12th.</text:p>
      <text:p text:style-name="P29"><text:soft-page-break/></text:p>
      <text:p text:style-name="P29"><text:span text:style-name="T1">Benton MC.</text:span> <text:span text:style-name="T8">My journey - how bioinformatics changed my worldview: the many platforms, data types and analyses I've learnt along the way… and other general ramblings.</text:span> Invited speaker, CMB Friday seminar series, Vitoria University of Wellington, Wellington, New Zealand, 6th Novemember 2015. </text:p>
      <text:p text:style-name="P29"/>
      <text:p text:style-name="P29"><text:span text:style-name="T2">Benton MC</text:span>, Eccles D, Macartney-Coxson D. <text:span text:style-name="T9">What High-throughput 'Omics' and Bioinformatics can do for you!</text:span> Malaghan Institute Seminar, Wellington, New Zealand, 24th May 2013.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Mono" svg:font-family="'WenQuanYi Micro Hei Mono'" style:font-family-generic="modern" style:font-pitch="fixed"/>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punctuation-wrap="simple" style:vertical-align="baseline">
        <style:tab-stops>
          <style:tab-stop style:position="73.25mm" style:type="center"/>
          <style:tab-stop style:position="146.51mm" style:type="right"/>
        </style:tab-stops>
      </style:paragraph-properties>
      <style:text-properties style:font-name="MS Sans Serif" fo:font-family="'MS Sans Serif'" style:font-family-generic="roman" style:font-pitch="variable" fo:font-size="10pt" style:font-size-asian="10pt" style:language-asian="en" style:country-asian="NZ"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mm" fo:page-height="297mm" style:num-format="1" style:print-orientation="portrait" fo:margin-top="17.99mm" fo:margin-bottom="17.99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0mm" fo:margin-left="20mm" fo:margin-right="20mm" style:writing-mode="lr-tb" style:layout-grid-color="#c0c0c0" style:layout-grid-lines="52" style:layout-grid-base-height="5.64mm" style:layout-grid-ruby-height="0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20mm" fo:margin-left="0mm" fo:margin-right="0mm" fo:margin-top="19mm" style:dynamic-spacing="true"/>
      </style:footer-style>
    </style:page-layout>
  </office:automatic-styles>
  <office:master-styles>
    <style:master-page style:name="Standard" style:page-layout-name="Mpm1"/>
    <style:master-page style:name="Converted1"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2T15:19:21.320940493</dc:date>
    <meta:generator>LibreOffice/5.3.4.2$Linux_X86_64 LibreOffice_project/30m0$Build-2</meta:generator>
    <meta:editing-duration>PT2H43M36S</meta:editing-duration>
    <meta:editing-cycles>79</meta:editing-cycles>
    <dc:creator>Miles Benton</dc:creator>
    <meta:document-statistic meta:table-count="0" meta:image-count="0" meta:object-count="0" meta:page-count="6" meta:paragraph-count="102" meta:word-count="2497" meta:character-count="17623" meta:non-whitespace-character-count="15070"/>
  </office:meta>
</office:document-meta>
</file>